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Škola a hostinec, Repechy, dobová pohledn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škola Repechy, 1930 -1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.00.0000</text:date>, <text:time style:data-style-name="N2" text:time-value="08:26:50.2360727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29T08:27:35.193670600</dc:date>
    <meta:editing-duration>PT58S</meta:editing-duration>
    <meta:editing-cycles>2</meta:editing-cycles>
    <meta:generator>LibreOffice/25.2.6.2$Windows_X86_64 LibreOffice_project/729c5bfe710f5eb71ed3bbde9e06a6065e9c6c5d</meta:generator>
    <meta:document-statistic meta:table-count="1" meta:cell-count="6" meta:object-count="0"/>
  </office:meta>
</office:document-meta>
</file>